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0236in" style:rel-width="90%" table:align="left"/>
    </style:style>
    <style:style style:name="Table1.A" style:family="table-column">
      <style:table-column-properties style:column-width="1.2264in" style:rel-column-width="1827*"/>
    </style:style>
    <style:style style:name="Table1.B" style:family="table-column">
      <style:table-column-properties style:column-width="0.2389in" style:rel-column-width="356*"/>
    </style:style>
    <style:style style:name="Table1.E" style:family="table-column">
      <style:table-column-properties style:column-width="0.2382in" style:rel-column-width="355*"/>
    </style:style>
    <style:style style:name="Table1.U" style:family="table-column">
      <style:table-column-properties style:column-width="0.2611in" style:rel-column-width="389*"/>
    </style:style>
    <style:style style:name="Table1.A1" style:family="table-cell">
      <style:table-cell-properties style:vertical-align="middle" fo:padding="0.0194in" fo:border="0.0139in solid #808080"/>
    </style:style>
    <style:style style:name="Table1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1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1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1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2" style:family="table">
      <style:table-properties style:width="6.0236in" style:rel-width="90%" table:align="left"/>
    </style:style>
    <style:style style:name="Table2.A" style:family="table-column">
      <style:table-column-properties style:column-width="1.2264in" style:rel-column-width="1827*"/>
    </style:style>
    <style:style style:name="Table2.B" style:family="table-column">
      <style:table-column-properties style:column-width="0.2389in" style:rel-column-width="356*"/>
    </style:style>
    <style:style style:name="Table2.E" style:family="table-column">
      <style:table-column-properties style:column-width="0.2382in" style:rel-column-width="355*"/>
    </style:style>
    <style:style style:name="Table2.U" style:family="table-column">
      <style:table-column-properties style:column-width="0.2611in" style:rel-column-width="389*"/>
    </style:style>
    <style:style style:name="Table2.A1" style:family="table-cell">
      <style:table-cell-properties style:vertical-align="middle" fo:padding="0.0194in" fo:border="0.0139in solid #808080"/>
    </style:style>
    <style:style style:name="Table2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2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2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2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3" style:family="table">
      <style:table-properties style:width="6.0236in" style:rel-width="90%" table:align="left"/>
    </style:style>
    <style:style style:name="Table3.A" style:family="table-column">
      <style:table-column-properties style:column-width="1.2257in" style:rel-column-width="1826*"/>
    </style:style>
    <style:style style:name="Table3.B" style:family="table-column">
      <style:table-column-properties style:column-width="0.2389in" style:rel-column-width="356*"/>
    </style:style>
    <style:style style:name="Table3.E" style:family="table-column">
      <style:table-column-properties style:column-width="0.2382in" style:rel-column-width="355*"/>
    </style:style>
    <style:style style:name="Table3.U" style:family="table-column">
      <style:table-column-properties style:column-width="0.2611in" style:rel-column-width="389*"/>
    </style:style>
    <style:style style:name="Table3.A1" style:family="table-cell">
      <style:table-cell-properties style:vertical-align="middle" fo:padding="0.0194in" fo:border="0.0139in solid #808080"/>
    </style:style>
    <style:style style:name="Table3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3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3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3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4" style:family="table">
      <style:table-properties style:width="6.0236in" style:rel-width="90%" table:align="left"/>
    </style:style>
    <style:style style:name="Table4.A" style:family="table-column">
      <style:table-column-properties style:column-width="1.2264in" style:rel-column-width="1827*"/>
    </style:style>
    <style:style style:name="Table4.B" style:family="table-column">
      <style:table-column-properties style:column-width="0.2389in" style:rel-column-width="356*"/>
    </style:style>
    <style:style style:name="Table4.E" style:family="table-column">
      <style:table-column-properties style:column-width="0.2382in" style:rel-column-width="355*"/>
    </style:style>
    <style:style style:name="Table4.U" style:family="table-column">
      <style:table-column-properties style:column-width="0.2611in" style:rel-column-width="389*"/>
    </style:style>
    <style:style style:name="Table4.A1" style:family="table-cell">
      <style:table-cell-properties style:vertical-align="middle" fo:padding="0.0194in" fo:border="0.0139in solid #808080"/>
    </style:style>
    <style:style style:name="Table4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4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4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4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5" style:family="table">
      <style:table-properties style:width="6.0236in" style:rel-width="90%" table:align="left"/>
    </style:style>
    <style:style style:name="Table5.A" style:family="table-column">
      <style:table-column-properties style:column-width="1.2257in" style:rel-column-width="1765*"/>
    </style:style>
    <style:style style:name="Table5.B" style:family="table-column">
      <style:table-column-properties style:column-width="0.2389in" style:rel-column-width="344*"/>
    </style:style>
    <style:style style:name="Table5.H" style:family="table-column">
      <style:table-column-properties style:column-width="0.2382in" style:rel-column-width="343*"/>
    </style:style>
    <style:style style:name="Table5.T" style:family="table-column">
      <style:table-column-properties style:column-width="0.2396in" style:rel-column-width="345*"/>
    </style:style>
    <style:style style:name="Table5.U" style:family="table-column">
      <style:table-column-properties style:column-width="0.2611in" style:rel-column-width="376*"/>
    </style:style>
    <style:style style:name="Table5.1" style:family="table-row">
      <style:table-row-properties style:min-row-height="0.259in"/>
    </style:style>
    <style:style style:name="Table5.A1" style:family="table-cell">
      <style:table-cell-properties style:vertical-align="middle" fo:padding="0.0194in" fo:border="0.0139in solid #808080"/>
    </style:style>
    <style:style style:name="Table5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5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5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5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6" style:family="table">
      <style:table-properties style:width="6.0236in" style:rel-width="90%" table:align="left"/>
    </style:style>
    <style:style style:name="Table6.A" style:family="table-column">
      <style:table-column-properties style:column-width="1.2264in" style:rel-column-width="1827*"/>
    </style:style>
    <style:style style:name="Table6.B" style:family="table-column">
      <style:table-column-properties style:column-width="0.2389in" style:rel-column-width="356*"/>
    </style:style>
    <style:style style:name="Table6.E" style:family="table-column">
      <style:table-column-properties style:column-width="0.2382in" style:rel-column-width="355*"/>
    </style:style>
    <style:style style:name="Table6.U" style:family="table-column">
      <style:table-column-properties style:column-width="0.2611in" style:rel-column-width="389*"/>
    </style:style>
    <style:style style:name="Table6.A1" style:family="table-cell">
      <style:table-cell-properties style:vertical-align="middle" fo:padding="0.0194in" fo:border="0.0139in solid #808080"/>
    </style:style>
    <style:style style:name="Table6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6.U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6.B3" style:family="table-cell" style:data-style-name="N0">
      <style:table-cell-properties style:vertical-align="middle" fo:padding="0.0194in" fo:border-left="0.0139in solid #808080" fo:border-right="none" fo:border-top="none" fo:border-bottom="0.0139in solid #808080"/>
    </style:style>
    <style:style style:name="Table6.U3" style:family="table-cell" style:data-style-name="N0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P1" style:family="paragraph" style:parent-style-name="Text_20_body">
      <style:paragraph-properties fo:text-align="center" style:justify-single-word="false"/>
      <style:text-properties fo:font-size="24pt" fo:language="en" fo:country="US" fo:font-weight="bold"/>
    </style:style>
    <style:style style:name="P2" style:family="paragraph" style:parent-style-name="Text_20_body">
      <style:text-properties fo:font-size="14pt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fo:color="#800000" fo:font-size="13.5pt" fo:language="en" fo:country="US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color="#dc2300" fo:font-size="13.5pt" fo:language="en" fo:country="US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color="#dc2300" style:text-position="0% 100%" fo:font-size="13.5pt" fo:language="en" fo:country="US"/>
    </style:style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Standard">
      <style:text-properties fo:color="#800000" fo:font-size="13.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ff0000"/>
    </style:style>
    <style:style style:name="P10" style:family="paragraph" style:parent-style-name="Table_20_Contents">
      <style:paragraph-properties fo:padding="0in" fo:border="none"/>
    </style:style>
    <style:style style:name="P11" style:family="paragraph" style:parent-style-name="Table_20_Contents">
      <style:paragraph-properties fo:padding="0in" fo:border="none"/>
      <style:text-properties fo:font-weight="bold"/>
    </style:style>
    <style:style style:name="P12" style:family="paragraph" style:parent-style-name="Text_20_body">
      <style:paragraph-properties fo:margin-left="0in" fo:margin-right="0in" fo:margin-top="0in" fo:margin-bottom="0in" fo:text-indent="0in" style:auto-text-indent="false"/>
      <style:text-properties fo:font-size="13.5pt" fo:language="en" fo:country="US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color="#dc2300" style:text-position="super 58%" fo:font-size="13.5pt" fo:language="en" fo:country="US"/>
    </style:style>
    <style:style style:name="P14" style:family="paragraph" style:parent-style-name="Standard">
      <style:text-properties fo:color="#800000"/>
    </style:style>
    <style:style style:name="P15" style:family="paragraph" style:parent-style-name="Standard">
      <style:text-properties fo:color="#800000" style:font-name="Menlo-Regular" fo:font-size="11pt" style:font-name-asian="Menlo-Regular" style:font-size-asian="11pt" style:font-name-complex="Menlo-Regular" style:font-size-complex="11pt"/>
    </style:style>
    <style:style style:name="P16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00000" style:font-name="Menlo-Regular" fo:font-size="11pt" style:font-name-asian="Menlo-Regular" style:font-size-asian="11pt" style:font-name-complex="Menlo-Regular" style:font-size-complex="11pt"/>
    </style:style>
    <style:style style:name="P17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8" style:family="paragraph" style:parent-style-name="Text_20_body" style:list-style-name="L1">
      <style:text-properties fo:font-size="13.5pt"/>
    </style:style>
    <style:style style:name="P19" style:family="paragraph" style:parent-style-name="Text_20_body" style:list-style-name="L2">
      <style:text-properties fo:font-size="13.5pt" fo:language="en" fo:country="US"/>
    </style:style>
    <style:style style:name="P20" style:family="paragraph" style:parent-style-name="Text_20_body" style:list-style-name="L1">
      <style:paragraph-properties fo:margin-top="0in" fo:margin-bottom="0in"/>
      <style:text-properties fo:font-size="13.5pt"/>
    </style:style>
    <style:style style:name="P21" style:family="paragraph" style:parent-style-name="Text_20_body" style:list-style-name="L2">
      <style:paragraph-properties fo:margin-top="0in" fo:margin-bottom="0in"/>
      <style:text-properties fo:font-size="13.5pt" fo:language="en" fo:country="US"/>
    </style:style>
    <style:style style:name="P2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size="15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3.5pt" fo:language="en" fo:country="US"/>
    </style:style>
    <style:style style:name="T4" style:family="text">
      <style:text-properties style:text-position="super 58%"/>
    </style:style>
    <style:style style:name="T5" style:family="text">
      <style:text-properties fo:font-size="14pt" fo:language="en" fo:country="US"/>
    </style:style>
    <style:style style:name="T6" style:family="text">
      <style:text-properties fo:color="#000000" fo:font-size="14pt" fo:language="en" fo:country="US" fo:font-weight="bold"/>
    </style:style>
    <style:style style:name="T7" style:family="text">
      <style:text-properties fo:color="#000000" fo:font-size="14pt" fo:language="en" fo:country="US" fo:font-weight="normal" style:font-weight-asian="normal" style:font-weight-complex="normal"/>
    </style:style>
    <style:style style:name="T8" style:family="text">
      <style:text-properties fo:color="#000000" fo:font-size="14pt" fo:font-weight="bold"/>
    </style:style>
    <style:style style:name="T9" style:family="text">
      <style:text-properties fo:color="#000000" fo:font-size="14pt" fo:font-weight="normal" style:font-weight-asian="normal" style:font-weight-complex="normal"/>
    </style:style>
    <style:style style:name="T10" style:family="text">
      <style:text-properties fo:color="#000000" fo:font-weight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ff0000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8</text:p>
      <text:p text:style-name="Text_20_body"><text:span text:style-name="T1">Student's Name and ID:</text:span> <text:span text:style-name="T2">Yuta Nemoto s1240234</text:span></text:p>
      <text:p text:style-name="Text_20_body"/>
      <text:p text:style-name="Text_20_body"/>
      <text:p text:style-name="P2"><text:span text:style-name="T10">Problem 1. </text:span><text:span text:style-name="T11">(20 points)</text:span><text:span text:style-name="T10"> </text:span><text:span text:style-name="T3">Suppose we have a demand-paged memory. The page table is held in registers. It takes 8 milliseconds to service a page fault if an empty page is available or the replaced page is not modified, and 20 milliseconds if the replaced page is modified. Memory access time is 100 nanoseconds.<text:line-break/>Assume that the page to be replaced is modified 70% of the time.<text:line-break/><text:line-break/>What is the maximum acceptable page-fault rate for an effective access time of no more than 200 nanoseconds?</text:span></text:p>
      <text:p text:style-name="P3"/>
      <text:p text:style-name="P3"/>
      <text:p text:style-name="P4">First, think about the page fault service time. Now, the page to be replaced is modified 70% of the time, and not modified 30% of the time. Then page fault service time is</text:p>
      <text:p text:style-name="P4"/>
      <text:p text:style-name="P4">page_fault_service_time = 20[ms] * 0.7 + 8[ms] * 0.3 = 14.0 + 2.4 = <text:span text:style-name="T13">16.4</text:span>[ms]</text:p>
      <text:p text:style-name="P4"/>
      <text:p text:style-name="P4">The effective access time(EAT) is calculated in this way(p is the page fault rate):</text:p>
      <text:p text:style-name="P4">EAT = (1 – p) * memory_access_time + p * page_fault_service_time</text:p>
      <text:p text:style-name="P4">Now, the memory access time is 100[ns], and the baseline time for EAT is 200[ns], then the allowed page-fault rate p at the EAT = 200[ns] is</text:p>
      <text:p text:style-name="P4"/>
      <text:p text:style-name="P4">200[ns] = (1 – p) * 100[ns] + p * 16.4[ms]</text:p>
      <text:p text:style-name="P4">p = 100[ns] / (16.4 * 10<text:span text:style-name="T4">6</text:span>[ns] – 100[ns])</text:p>
      <text:p text:style-name="P4">p = 0.0000060979 ≒ 6.1* 10<text:span text:style-name="T4">-6</text:span></text:p>
      <text:p text:style-name="P13"/>
      <text:p text:style-name="P5">To the maximum acceptable page-fault rate is 6.1* 10<text:span text:style-name="T4">-6</text:span>.</text:p>
      <text:p text:style-name="P5">To make the EAT no more than 200 nanoseconds, the page-fault rate for EAT mustn't be more than 6.1* 10<text:span text:style-name="T4">-6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text:span text:style-name="T8">Problem 2. </text:span><text:span text:style-name="T9">(40 points)</text:span><text:span text:style-name="T8"> </text:span><text:span text:style-name="T5">Consider the following page reference string: </text:span><text:line-break/><text:span text:style-name="T5">1, 2, 3, 4, 2, 1, 5, 6, 2, 1, 2, 3, 7, 6, 3, 2, 1, 2, 3, 6</text:span></text:p>
      <text:p text:style-name="Text_20_body"><text:line-break/><text:span text:style-name="T3">How many page faults would occur for the following replacement algorithms, assuming </text:span><text:soft-page-break/><text:span text:style-name="T3">three and four frames ? Remember all frames are initially empty, so your first unique pages will all cost one fault each.</text:span></text:p>
      <text:list xml:id="list747180746596180165" text:style-name="L1">
        <text:list-item>
          <text:p text:style-name="P20">LRU replacement</text:p>
        </text:list-item>
        <text:list-item>
          <text:p text:style-name="P20">FIFO replacement</text:p>
        </text:list-item>
        <text:list-item>
          <text:p text:style-name="P18">Optimal replacement</text:p>
        </text:list-item>
      </text:list>
      <text:p text:style-name="P7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E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E"/>
        <table:table-column table:style-name="Table1.B" table:number-columns-repeated="2"/>
        <table:table-column table:style-name="Table1.E"/>
        <table:table-column table:style-name="Table1.B" table:number-columns-repeated="2"/>
        <table:table-column table:style-name="Table1.U"/>
        <table:table-row>
          <table:table-cell table:style-name="Table1.A1" table:number-columns-spanned="21" office:value-type="string">
            <text:p text:style-name="P8"># frames = 3 <text:s text:c="4"/><text:span text:style-name="T12">Number of page faults: 1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<text:span text:style-name="Strong_20_Emphasis">LRU</text:span></text:p>
          </table:table-cell>
          <table:table-cell table:style-name="Table1.A2" office:value-type="string">
            <text:p text:style-name="P10"><text:span text:style-name="Strong_20_Emphasis">1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3</text:span></text:p>
          </table:table-cell>
          <table:table-cell table:style-name="Table1.A2" office:value-type="string">
            <text:p text:style-name="P10"><text:span text:style-name="Strong_20_Emphasis">4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1</text:span></text:p>
          </table:table-cell>
          <table:table-cell table:style-name="Table1.A2" office:value-type="string">
            <text:p text:style-name="P10"><text:span text:style-name="Strong_20_Emphasis">5</text:span></text:p>
          </table:table-cell>
          <table:table-cell table:style-name="Table1.A2" office:value-type="string">
            <text:p text:style-name="P10"><text:span text:style-name="Strong_20_Emphasis">6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1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3</text:span></text:p>
          </table:table-cell>
          <table:table-cell table:style-name="Table1.A2" office:value-type="string">
            <text:p text:style-name="P10"><text:span text:style-name="Strong_20_Emphasis">7</text:span></text:p>
          </table:table-cell>
          <table:table-cell table:style-name="Table1.A2" office:value-type="string">
            <text:p text:style-name="P10"><text:span text:style-name="Strong_20_Emphasis">6</text:span></text:p>
          </table:table-cell>
          <table:table-cell table:style-name="Table1.A2" office:value-type="string">
            <text:p text:style-name="P10"><text:span text:style-name="Strong_20_Emphasis">3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1</text:span></text:p>
          </table:table-cell>
          <table:table-cell table:style-name="Table1.A2" office:value-type="string">
            <text:p text:style-name="P10"><text:span text:style-name="Strong_20_Emphasis">2</text:span></text:p>
          </table:table-cell>
          <table:table-cell table:style-name="Table1.A2" office:value-type="string">
            <text:p text:style-name="P10"><text:span text:style-name="Strong_20_Emphasis">3</text:span></text:p>
          </table:table-cell>
          <table:table-cell table:style-name="Table1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4">
            <text:p text:style-name="P9">4</text:p>
          </table:table-cell>
          <table:table-cell table:style-name="Table1.B3" office:value-type="float" office:value="4">
            <text:p text:style-name="P9">4</text:p>
          </table:table-cell>
          <table:table-cell table:style-name="Table1.B3" office:value-type="float" office:value="4">
            <text:p text:style-name="P9">4</text:p>
          </table:table-cell>
          <table:table-cell table:style-name="Table1.B3" office:value-type="float" office:value="5">
            <text:p text:style-name="P9">5</text:p>
          </table:table-cell>
          <table:table-cell table:style-name="Table1.B3" office:value-type="float" office:value="5">
            <text:p text:style-name="P9">5</text:p>
          </table:table-cell>
          <table:table-cell table:style-name="Table1.B3" office:value-type="float" office:value="5">
            <text:p text:style-name="P9">5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7">
            <text:p text:style-name="P9">7</text:p>
          </table:table-cell>
          <table:table-cell table:style-name="Table1.B3" office:value-type="float" office:value="7">
            <text:p text:style-name="P9">7</text:p>
          </table:table-cell>
          <table:table-cell table:style-name="Table1.B3" office:value-type="float" office:value="7">
            <text:p text:style-name="P9">7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U3" office:value-type="float" office:value="2">
            <text:p text:style-name="P9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U3" office:value-type="float" office:value="3">
            <text:p text:style-name="P9">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U3" office:value-type="float" office:value="6">
            <text:p text:style-name="P9">6</text:p>
          </table:table-cell>
        </table:table-row>
        <table:table-row>
          <table:table-cell table:style-name="Table1.A2" office:value-type="string">
            <text:p text:style-name="P10">Page Faul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1">
            <text:p text:style-name="P9">1</text:p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3">
            <text:p text:style-name="P9">3</text:p>
          </table:table-cell>
          <table:table-cell table:style-name="Table1.B3" office:value-type="float" office:value="4">
            <text:p text:style-name="P9">4</text:p>
          </table:table-cell>
          <table:table-cell table:style-name="Table1.B3" office:value-type="float" office:value="2">
            <text:p text:style-name="P9">2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5">
            <text:p text:style-name="P9">5</text:p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6">
            <text:p text:style-name="P9">6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2">
            <text:p text:style-name="P9">2</text:p>
          </table:table-cell>
          <table:table-cell table:style-name="Table1.A2" office:value-type="string">
            <text:p text:style-name="P9"/>
          </table:table-cell>
          <table:table-cell table:style-name="Table1.B3" office:value-type="float" office:value="7">
            <text:p text:style-name="P9">7</text:p>
          </table:table-cell>
          <table:table-cell table:style-name="Table1.B3" office:value-type="float" office:value="6">
            <text:p text:style-name="P9">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U3" office:value-type="float" office:value="1">
            <text:p text:style-name="P9">1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3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E"/>
        <table:table-column table:style-name="Table2.B" table:number-columns-repeated="2"/>
        <table:table-column table:style-name="Table2.U"/>
        <table:table-row>
          <table:table-cell table:style-name="Table2.A1" table:number-columns-spanned="21" office:value-type="string">
            <text:p text:style-name="P8"># frames = 3 <text:s text:c="4"/><text:span text:style-name="T12">Number of page faults: 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FIFO</text:p>
          </table:table-cell>
          <table:table-cell table:style-name="Table2.A2" office:value-type="string">
            <text:p text:style-name="P10"><text:span text:style-name="Strong_20_Emphasis">1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3</text:span></text:p>
          </table:table-cell>
          <table:table-cell table:style-name="Table2.A2" office:value-type="string">
            <text:p text:style-name="P10"><text:span text:style-name="Strong_20_Emphasis">4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1</text:span></text:p>
          </table:table-cell>
          <table:table-cell table:style-name="Table2.A2" office:value-type="string">
            <text:p text:style-name="P10"><text:span text:style-name="Strong_20_Emphasis">5</text:span></text:p>
          </table:table-cell>
          <table:table-cell table:style-name="Table2.A2" office:value-type="string">
            <text:p text:style-name="P10"><text:span text:style-name="Strong_20_Emphasis">6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1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3</text:span></text:p>
          </table:table-cell>
          <table:table-cell table:style-name="Table2.A2" office:value-type="string">
            <text:p text:style-name="P10"><text:span text:style-name="Strong_20_Emphasis">7</text:span></text:p>
          </table:table-cell>
          <table:table-cell table:style-name="Table2.A2" office:value-type="string">
            <text:p text:style-name="P10"><text:span text:style-name="Strong_20_Emphasis">6</text:span></text:p>
          </table:table-cell>
          <table:table-cell table:style-name="Table2.A2" office:value-type="string">
            <text:p text:style-name="P10"><text:span text:style-name="Strong_20_Emphasis">3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1</text:span></text:p>
          </table:table-cell>
          <table:table-cell table:style-name="Table2.A2" office:value-type="string">
            <text:p text:style-name="P10"><text:span text:style-name="Strong_20_Emphasis">2</text:span></text:p>
          </table:table-cell>
          <table:table-cell table:style-name="Table2.A2" office:value-type="string">
            <text:p text:style-name="P10"><text:span text:style-name="Strong_20_Emphasis">3</text:span></text:p>
          </table:table-cell>
          <table:table-cell table:style-name="Table2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4">
            <text:p text:style-name="P9">4</text:p>
          </table:table-cell>
          <table:table-cell table:style-name="Table2.B3" office:value-type="float" office:value="4">
            <text:p text:style-name="P9">4</text:p>
          </table:table-cell>
          <table:table-cell table:style-name="Table2.B3" office:value-type="float" office:value="4">
            <text:p text:style-name="P9">4</text:p>
          </table:table-cell>
          <table:table-cell table:style-name="Table2.B3" office:value-type="float" office:value="4">
            <text:p text:style-name="P9">4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U3" office:value-type="float" office:value="6">
            <text:p text:style-name="P9">6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5">
            <text:p text:style-name="P9">5</text:p>
          </table:table-cell>
          <table:table-cell table:style-name="Table2.B3" office:value-type="float" office:value="5">
            <text:p text:style-name="P9">5</text:p>
          </table:table-cell>
          <table:table-cell table:style-name="Table2.B3" office:value-type="float" office:value="5">
            <text:p text:style-name="P9">5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3">
            <text:p text:style-name="P9">3</text:p>
          </table:table-cell>
          <table:table-cell table:style-name="Table2.U3" office:value-type="float" office:value="3">
            <text:p text:style-name="P9">3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7">
            <text:p text:style-name="P9">7</text:p>
          </table:table-cell>
          <table:table-cell table:style-name="Table2.B3" office:value-type="float" office:value="7">
            <text:p text:style-name="P9">7</text:p>
          </table:table-cell>
          <table:table-cell table:style-name="Table2.B3" office:value-type="float" office:value="7">
            <text:p text:style-name="P9">7</text:p>
          </table:table-cell>
          <table:table-cell table:style-name="Table2.B3" office:value-type="float" office:value="7">
            <text:p text:style-name="P9">7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1">
            <text:p text:style-name="P9">1</text:p>
          </table:table-cell>
          <table:table-cell table:style-name="Table2.U3" office:value-type="float" office:value="1">
            <text:p text:style-name="P9">1</text:p>
          </table:table-cell>
        </table:table-row>
        <table:table-row>
          <table:table-cell table:style-name="Table2.A2" office:value-type="string">
            <text:p text:style-name="P10">Page Fault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1">
            <text:p text:style-name="P9">1</text:p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4">
            <text:p text:style-name="P9">4</text:p>
          </table:table-cell>
          <table:table-cell table:style-name="Table2.B3" office:value-type="float" office:value="1">
            <text:p text:style-name="P9">1</text:p>
          </table:table-cell>
          <table:table-cell table:style-name="Table2.B3" office:value-type="float" office:value="5">
            <text:p text:style-name="P9">5</text:p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6">
            <text:p text:style-name="P9">6</text:p>
          </table:table-cell>
          <table:table-cell table:style-name="Table2.B3" office:value-type="float" office:value="2">
            <text:p text:style-name="P9">2</text:p>
          </table:table-cell>
          <table:table-cell table:style-name="Table2.B3" office:value-type="float" office:value="1">
            <text:p text:style-name="P9">1</text:p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3">
            <text:p text:style-name="P9">3</text:p>
          </table:table-cell>
          <table:table-cell table:style-name="Table2.B3" office:value-type="float" office:value="7">
            <text:p text:style-name="P9">7</text:p>
          </table:table-cell>
          <table:table-cell table:style-name="Table2.A2" office:value-type="string">
            <text:p text:style-name="P9"/>
          </table:table-cell>
          <table:table-cell table:style-name="Table2.B3" office:value-type="float" office:value="6">
            <text:p text:style-name="P9">6</text:p>
          </table:table-cell>
          <table:table-cell table:style-name="Table2.U3" office:value-type="float" office:value="2">
            <text:p text:style-name="P9">2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 table:number-columns-repeated="2"/>
        <table:table-column table:style-name="Table3.E"/>
        <table:table-column table:style-name="Table3.B" table:number-columns-repeated="3"/>
        <table:table-column table:style-name="Table3.E"/>
        <table:table-column table:style-name="Table3.B" table:number-columns-repeated="2"/>
        <table:table-column table:style-name="Table3.E"/>
        <table:table-column table:style-name="Table3.B" table:number-columns-repeated="2"/>
        <table:table-column table:style-name="Table3.E"/>
        <table:table-column table:style-name="Table3.B" table:number-columns-repeated="2"/>
        <table:table-column table:style-name="Table3.U"/>
        <table:table-row>
          <table:table-cell table:style-name="Table3.A1" table:number-columns-spanned="21" office:value-type="string">
            <text:p text:style-name="P8"># frames = 3 <text:s text:c="4"/><text:span text:style-name="T12">Number of page faults: 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0"><text:span text:style-name="Strong_20_Emphasis">OPT</text:span></text:p>
          </table:table-cell>
          <table:table-cell table:style-name="Table3.A2" office:value-type="string">
            <text:p text:style-name="P10"><text:span text:style-name="Strong_20_Emphasis">1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3</text:span></text:p>
          </table:table-cell>
          <table:table-cell table:style-name="Table3.A2" office:value-type="string">
            <text:p text:style-name="P10"><text:span text:style-name="Strong_20_Emphasis">4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1</text:span></text:p>
          </table:table-cell>
          <table:table-cell table:style-name="Table3.A2" office:value-type="string">
            <text:p text:style-name="P10"><text:span text:style-name="Strong_20_Emphasis">5</text:span></text:p>
          </table:table-cell>
          <table:table-cell table:style-name="Table3.A2" office:value-type="string">
            <text:p text:style-name="P10"><text:span text:style-name="Strong_20_Emphasis">6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1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3</text:span></text:p>
          </table:table-cell>
          <table:table-cell table:style-name="Table3.A2" office:value-type="string">
            <text:p text:style-name="P10"><text:span text:style-name="Strong_20_Emphasis">7</text:span></text:p>
          </table:table-cell>
          <table:table-cell table:style-name="Table3.A2" office:value-type="string">
            <text:p text:style-name="P10"><text:span text:style-name="Strong_20_Emphasis">6</text:span></text:p>
          </table:table-cell>
          <table:table-cell table:style-name="Table3.A2" office:value-type="string">
            <text:p text:style-name="P10"><text:span text:style-name="Strong_20_Emphasis">3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1</text:span></text:p>
          </table:table-cell>
          <table:table-cell table:style-name="Table3.A2" office:value-type="string">
            <text:p text:style-name="P10"><text:span text:style-name="Strong_20_Emphasis">2</text:span></text:p>
          </table:table-cell>
          <table:table-cell table:style-name="Table3.A2" office:value-type="string">
            <text:p text:style-name="P10"><text:span text:style-name="Strong_20_Emphasis">3</text:span></text:p>
          </table:table-cell>
          <table:table-cell table:style-name="Table3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3">
            <text:p text:style-name="P9">3</text:p>
          </table:table-cell>
          <table:table-cell table:style-name="Table3.U3" office:value-type="float" office:value="6">
            <text:p text:style-name="P9">6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/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7">
            <text:p text:style-name="P9">7</text:p>
          </table:table-cell>
          <table:table-cell table:style-name="Table3.B3" office:value-type="float" office:value="7">
            <text:p text:style-name="P9">7</text:p>
          </table:table-cell>
          <table:table-cell table:style-name="Table3.B3" office:value-type="float" office:value="7">
            <text:p text:style-name="P9">7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B3" office:value-type="float" office:value="2">
            <text:p text:style-name="P9">2</text:p>
          </table:table-cell>
          <table:table-cell table:style-name="Table3.U3" office:value-type="float" office:value="2">
            <text:p text:style-name="P9">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B3" office:value-type="float" office:value="3">
            <text:p text:style-name="P9">3</text:p>
          </table:table-cell>
          <table:table-cell table:style-name="Table3.B3" office:value-type="float" office:value="4">
            <text:p text:style-name="P9">4</text:p>
          </table:table-cell>
          <table:table-cell table:style-name="Table3.B3" office:value-type="float" office:value="4">
            <text:p text:style-name="P9">4</text:p>
          </table:table-cell>
          <table:table-cell table:style-name="Table3.B3" office:value-type="float" office:value="4">
            <text:p text:style-name="P9">4</text:p>
          </table:table-cell>
          <table:table-cell table:style-name="Table3.B3" office:value-type="float" office:value="5">
            <text:p text:style-name="P9">5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6">
            <text:p text:style-name="P9">6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1">
            <text:p text:style-name="P9">1</text:p>
          </table:table-cell>
          <table:table-cell table:style-name="Table3.U3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10">Page Fault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B3" office:value-type="float" office:value="3">
            <text:p text:style-name="P9">3</text:p>
          </table:table-cell>
          <table:table-cell table:style-name="Table3.A2" office:value-type="string">
            <text:p text:style-name="P9"/>
          </table:table-cell>
          <table:table-cell table:style-name="Table3.B3">
            <text:p text:style-name="P9"/>
          </table:table-cell>
          <table:table-cell table:style-name="Table3.B3" office:value-type="float" office:value="4">
            <text:p text:style-name="P9">4</text:p>
          </table:table-cell>
          <table:table-cell table:style-name="Table3.B3" office:value-type="float" office:value="5">
            <text:p text:style-name="P9">5</text:p>
          </table:table-cell>
          <table:table-cell table:style-name="Table3.B3">
            <text:p text:style-name="P9"/>
          </table:table-cell>
          <table:table-cell table:style-name="Table3.B3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B3" office:value-type="float" office:value="1">
            <text:p text:style-name="P9">1</text:p>
          </table:table-cell>
          <table:table-cell table:style-name="Table3.B3" office:value-type="float" office:value="2">
            <text:p text:style-name="P9">2</text:p>
          </table:table-cell>
          <table:table-cell table:style-name="Table3.B3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B3" office:value-type="float" office:value="7">
            <text:p text:style-name="P9">7</text:p>
          </table:table-cell>
          <table:table-cell table:style-name="Table3.B3" office:value-type="float" office:value="6">
            <text:p text:style-name="P9">6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U3" office:value-type="float" office:value="3">
            <text:p text:style-name="P9">3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 table:number-columns-repeated="2"/>
        <table:table-column table:style-name="Table4.E"/>
        <table:table-column table:style-name="Table4.B" table:number-columns-repeated="3"/>
        <table:table-column table:style-name="Table4.E"/>
        <table:table-column table:style-name="Table4.B" table:number-columns-repeated="2"/>
        <table:table-column table:style-name="Table4.E"/>
        <table:table-column table:style-name="Table4.B" table:number-columns-repeated="2"/>
        <table:table-column table:style-name="Table4.E"/>
        <table:table-column table:style-name="Table4.B" table:number-columns-repeated="2"/>
        <table:table-column table:style-name="Table4.U"/>
        <table:table-row>
          <table:table-cell table:style-name="Table4.A1" table:number-columns-spanned="21" office:value-type="string">
            <text:p text:style-name="P8"># frames = 4 <text:s text:c="4"/><text:span text:style-name="T12">Number of page faults: 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<text:span text:style-name="Strong_20_Emphasis">LRU</text:span></text:p>
          </table:table-cell>
          <table:table-cell table:style-name="Table4.A2" office:value-type="string">
            <text:p text:style-name="P10"><text:span text:style-name="Strong_20_Emphasis">1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3</text:span></text:p>
          </table:table-cell>
          <table:table-cell table:style-name="Table4.A2" office:value-type="string">
            <text:p text:style-name="P10"><text:span text:style-name="Strong_20_Emphasis">4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1</text:span></text:p>
          </table:table-cell>
          <table:table-cell table:style-name="Table4.A2" office:value-type="string">
            <text:p text:style-name="P10"><text:span text:style-name="Strong_20_Emphasis">5</text:span></text:p>
          </table:table-cell>
          <table:table-cell table:style-name="Table4.A2" office:value-type="string">
            <text:p text:style-name="P10"><text:span text:style-name="Strong_20_Emphasis">6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1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3</text:span></text:p>
          </table:table-cell>
          <table:table-cell table:style-name="Table4.A2" office:value-type="string">
            <text:p text:style-name="P10"><text:span text:style-name="Strong_20_Emphasis">7</text:span></text:p>
          </table:table-cell>
          <table:table-cell table:style-name="Table4.A2" office:value-type="string">
            <text:p text:style-name="P10"><text:span text:style-name="Strong_20_Emphasis">6</text:span></text:p>
          </table:table-cell>
          <table:table-cell table:style-name="Table4.A2" office:value-type="string">
            <text:p text:style-name="P10"><text:span text:style-name="Strong_20_Emphasis">3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1</text:span></text:p>
          </table:table-cell>
          <table:table-cell table:style-name="Table4.A2" office:value-type="string">
            <text:p text:style-name="P10"><text:span text:style-name="Strong_20_Emphasis">2</text:span></text:p>
          </table:table-cell>
          <table:table-cell table:style-name="Table4.A2" office:value-type="string">
            <text:p text:style-name="P10"><text:span text:style-name="Strong_20_Emphasis">3</text:span></text:p>
          </table:table-cell>
          <table:table-cell table:style-name="Table4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Table_20_Contents">6</text:p>
          </table:table-cell>
          <table:table-cell table:style-name="Table4.B3" office:value-type="float" office:value="6">
            <text:p text:style-name="Table_20_Contents">6</text:p>
          </table:table-cell>
          <table:table-cell table:style-name="Table4.U3" office:value-type="float" office:value="6">
            <text:p text:style-name="Table_20_Contents">6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P9">2</text:p>
          </table:table-cell>
          <table:table-cell table:style-name="Table4.B3" office:value-type="float" office:value="2">
            <text:p text:style-name="Table_20_Contents">2</text:p>
          </table:table-cell>
          <table:table-cell table:style-name="Table4.B3" office:value-type="float" office:value="2">
            <text:p text:style-name="Table_20_Contents">2</text:p>
          </table:table-cell>
          <table:table-cell table:style-name="Table4.U3" office:value-type="float" office:value="2">
            <text:p text:style-name="Table_20_Contents">2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3">
            <text:p text:style-name="Table_20_Contents">3</text:p>
          </table:table-cell>
          <table:table-cell table:style-name="Table4.B3" office:value-type="float" office:value="3">
            <text:p text:style-name="Table_20_Contents">3</text:p>
          </table:table-cell>
          <table:table-cell table:style-name="Table4.U3" office:value-type="float" office:value="3">
            <text:p text:style-name="Table_20_Contents">3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4">
            <text:p text:style-name="P9">4</text:p>
          </table:table-cell>
          <table:table-cell table:style-name="Table4.B3" office:value-type="float" office:value="4">
            <text:p text:style-name="P9">4</text:p>
          </table:table-cell>
          <table:table-cell table:style-name="Table4.B3" office:value-type="float" office:value="4">
            <text:p text:style-name="P9">4</text:p>
          </table:table-cell>
          <table:table-cell table:style-name="Table4.B3" office:value-type="float" office:value="4">
            <text:p text:style-name="P9">4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7">
            <text:p text:style-name="P9">7</text:p>
          </table:table-cell>
          <table:table-cell table:style-name="Table4.B3" office:value-type="float" office:value="7">
            <text:p text:style-name="P9">7</text:p>
          </table:table-cell>
          <table:table-cell table:style-name="Table4.B3" office:value-type="float" office:value="7">
            <text:p text:style-name="P9">7</text:p>
          </table:table-cell>
          <table:table-cell table:style-name="Table4.B3" office:value-type="float" office:value="7">
            <text:p text:style-name="P9">7</text:p>
          </table:table-cell>
          <table:table-cell table:style-name="Table4.B3" office:value-type="float" office:value="1">
            <text:p text:style-name="P9">1</text:p>
          </table:table-cell>
          <table:table-cell table:style-name="Table4.B3" office:value-type="float" office:value="1">
            <text:p text:style-name="Table_20_Contents">1</text:p>
          </table:table-cell>
          <table:table-cell table:style-name="Table4.B3" office:value-type="float" office:value="1">
            <text:p text:style-name="Table_20_Contents">1</text:p>
          </table:table-cell>
          <table:table-cell table:style-name="Table4.U3" office:value-type="float" office:value="1">
            <text:p text:style-name="Table_20_Contents">1</text:p>
          </table:table-cell>
        </table:table-row>
        <table:table-row>
          <table:table-cell table:style-name="Table4.A2" office:value-type="string">
            <text:p text:style-name="P10">Page Fault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3">
            <text:p text:style-name="P9">3</text:p>
          </table:table-cell>
          <table:table-cell table:style-name="Table4.B3" office:value-type="float" office:value="4">
            <text:p text:style-name="P9">4</text:p>
          </table:table-cell>
          <table:table-cell table:style-name="Table4.A2" office:value-type="string">
            <text:p text:style-name="P9"/>
          </table:table-cell>
          <table:table-cell table:style-name="Table4.B3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5">
            <text:p text:style-name="P9">5</text:p>
          </table:table-cell>
          <table:table-cell table:style-name="Table4.B3" office:value-type="float" office:value="6">
            <text:p text:style-name="P9">6</text:p>
          </table:table-cell>
          <table:table-cell table:style-name="Table4.B3" office:value-type="float" office:value="1">
            <text:p text:style-name="P9">1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B3" office:value-type="float" office:value="7">
            <text:p text:style-name="P9">7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U2" office:value-type="string">
            <text:p text:style-name="Table_20_Contents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column table:style-name="Table5.B" table:number-columns-repeated="3"/>
        <table:table-column table:style-name="Table5.H"/>
        <table:table-column table:style-name="Table5.B" table:number-columns-repeated="2"/>
        <table:table-column table:style-name="Table5.H"/>
        <table:table-column table:style-name="Table5.B" table:number-columns-repeated="2"/>
        <table:table-column table:style-name="Table5.H"/>
        <table:table-column table:style-name="Table5.B"/>
        <table:table-column table:style-name="Table5.T"/>
        <table:table-column table:style-name="Table5.U"/>
        <table:table-row table:style-name="Table5.1">
          <table:table-cell table:style-name="Table5.A1" table:number-columns-spanned="21" office:value-type="string">
            <text:p text:style-name="P8"># frames = 4 <text:s text:c="3"/><text:span text:style-name="T12">Number of page faults: 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<text:span text:style-name="Strong_20_Emphasis">FIFO</text:span></text:p>
          </table:table-cell>
          <table:table-cell table:style-name="Table5.A2" office:value-type="string">
            <text:p text:style-name="P10"><text:span text:style-name="Strong_20_Emphasis">1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3</text:span></text:p>
          </table:table-cell>
          <table:table-cell table:style-name="Table5.A2" office:value-type="string">
            <text:p text:style-name="P10"><text:span text:style-name="Strong_20_Emphasis">4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1</text:span></text:p>
          </table:table-cell>
          <table:table-cell table:style-name="Table5.A2" office:value-type="string">
            <text:p text:style-name="P10"><text:span text:style-name="Strong_20_Emphasis">5</text:span></text:p>
          </table:table-cell>
          <table:table-cell table:style-name="Table5.A2" office:value-type="string">
            <text:p text:style-name="P10"><text:span text:style-name="Strong_20_Emphasis">6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1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3</text:span></text:p>
          </table:table-cell>
          <table:table-cell table:style-name="Table5.A2" office:value-type="string">
            <text:p text:style-name="P10"><text:span text:style-name="Strong_20_Emphasis">7</text:span></text:p>
          </table:table-cell>
          <table:table-cell table:style-name="Table5.A2" office:value-type="string">
            <text:p text:style-name="P10"><text:span text:style-name="Strong_20_Emphasis">6</text:span></text:p>
          </table:table-cell>
          <table:table-cell table:style-name="Table5.A2" office:value-type="string">
            <text:p text:style-name="P10"><text:span text:style-name="Strong_20_Emphasis">3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1</text:span></text:p>
          </table:table-cell>
          <table:table-cell table:style-name="Table5.A2" office:value-type="string">
            <text:p text:style-name="P10"><text:span text:style-name="Strong_20_Emphasis">2</text:span></text:p>
          </table:table-cell>
          <table:table-cell table:style-name="Table5.A2" office:value-type="string">
            <text:p text:style-name="P10"><text:span text:style-name="Strong_20_Emphasis">3</text:span></text:p>
          </table:table-cell>
          <table:table-cell table:style-name="Table5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U3" office:value-type="float" office:value="1">
            <text:p text:style-name="Table_20_Contents">1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7">
            <text:p text:style-name="P9">7</text:p>
          </table:table-cell>
          <table:table-cell table:style-name="Table5.B3" office:value-type="float" office:value="3">
            <text:p text:style-name="P9">3</text:p>
          </table:table-cell>
          <table:table-cell table:style-name="Table5.U3" office:value-type="float" office:value="3">
            <text:p text:style-name="Table_20_Contents">3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6">
            <text:p text:style-name="P9">6</text:p>
          </table:table-cell>
          <table:table-cell table:style-name="Table5.U3" office:value-type="float" office:value="6">
            <text:p text:style-name="Table_20_Contents">6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4">
            <text:p text:style-name="P9">4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2">
            <text:p text:style-name="P9">2</text:p>
          </table:table-cell>
          <table:table-cell table:style-name="Table5.U3" office:value-type="float" office:value="2">
            <text:p text:style-name="Table_20_Contents">2</text:p>
          </table:table-cell>
        </table:table-row>
        <table:table-row>
          <table:table-cell table:style-name="Table5.A2" office:value-type="string">
            <text:p text:style-name="P10">Page Fault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2">
            <text:p text:style-name="P9">2</text:p>
          </table:table-cell>
          <table:table-cell table:style-name="Table5.B3" office:value-type="float" office:value="3">
            <text:p text:style-name="P9">3</text:p>
          </table:table-cell>
          <table:table-cell table:style-name="Table5.B3" office:value-type="float" office:value="4">
            <text:p text:style-name="P9">4</text:p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5">
            <text:p text:style-name="P9">5</text:p>
          </table:table-cell>
          <table:table-cell table:style-name="Table5.B3" office:value-type="float" office:value="6">
            <text:p text:style-name="P9">6</text:p>
          </table:table-cell>
          <table:table-cell table:style-name="Table5.B3" office:value-type="float" office:value="2">
            <text:p text:style-name="P9">2</text:p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1">
            <text:p text:style-name="P9">1</text:p>
          </table:table-cell>
          <table:table-cell table:style-name="Table5.B3" office:value-type="float" office:value="3">
            <text:p text:style-name="P9">3</text:p>
          </table:table-cell>
          <table:table-cell table:style-name="Table5.A2" office:value-type="string">
            <text:p text:style-name="P9"/>
          </table:table-cell>
          <table:table-cell table:style-name="Table5.B3" office:value-type="float" office:value="7">
            <text:p text:style-name="P9">7</text:p>
          </table:table-cell>
          <table:table-cell table:style-name="Table5.U2" office:value-type="string">
            <text:p text:style-name="Table_20_Contents"/>
          </table:table-cell>
        </table:table-row>
      </table:table>
      <text:p text:style-name="P6"><text:soft-page-break/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2"/>
        <table:table-column table:style-name="Table6.E"/>
        <table:table-column table:style-name="Table6.B" table:number-columns-repeated="3"/>
        <table:table-column table:style-name="Table6.E"/>
        <table:table-column table:style-name="Table6.B" table:number-columns-repeated="2"/>
        <table:table-column table:style-name="Table6.E"/>
        <table:table-column table:style-name="Table6.B" table:number-columns-repeated="2"/>
        <table:table-column table:style-name="Table6.E"/>
        <table:table-column table:style-name="Table6.B" table:number-columns-repeated="2"/>
        <table:table-column table:style-name="Table6.U"/>
        <table:table-row>
          <table:table-cell table:style-name="Table6.A1" table:number-columns-spanned="21" office:value-type="string">
            <text:p text:style-name="P8"># frames = 4 <text:s text:c="2"/><text:span text:style-name="T12">Number of page faults: 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0"><text:span text:style-name="Strong_20_Emphasis">OPT</text:span></text:p>
          </table:table-cell>
          <table:table-cell table:style-name="Table6.A2" office:value-type="string">
            <text:p text:style-name="P10"><text:span text:style-name="Strong_20_Emphasis">1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3</text:span></text:p>
          </table:table-cell>
          <table:table-cell table:style-name="Table6.A2" office:value-type="string">
            <text:p text:style-name="P10"><text:span text:style-name="Strong_20_Emphasis">4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1</text:span></text:p>
          </table:table-cell>
          <table:table-cell table:style-name="Table6.A2" office:value-type="string">
            <text:p text:style-name="P10"><text:span text:style-name="Strong_20_Emphasis">5</text:span></text:p>
          </table:table-cell>
          <table:table-cell table:style-name="Table6.A2" office:value-type="string">
            <text:p text:style-name="P10"><text:span text:style-name="Strong_20_Emphasis">6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1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3</text:span></text:p>
          </table:table-cell>
          <table:table-cell table:style-name="Table6.A2" office:value-type="string">
            <text:p text:style-name="P10"><text:span text:style-name="Strong_20_Emphasis">7</text:span></text:p>
          </table:table-cell>
          <table:table-cell table:style-name="Table6.A2" office:value-type="string">
            <text:p text:style-name="P10"><text:span text:style-name="Strong_20_Emphasis">6</text:span></text:p>
          </table:table-cell>
          <table:table-cell table:style-name="Table6.A2" office:value-type="string">
            <text:p text:style-name="P10"><text:span text:style-name="Strong_20_Emphasis">3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1</text:span></text:p>
          </table:table-cell>
          <table:table-cell table:style-name="Table6.A2" office:value-type="string">
            <text:p text:style-name="P10"><text:span text:style-name="Strong_20_Emphasis">2</text:span></text:p>
          </table:table-cell>
          <table:table-cell table:style-name="Table6.A2" office:value-type="string">
            <text:p text:style-name="P10"><text:span text:style-name="Strong_20_Emphasis">3</text:span></text:p>
          </table:table-cell>
          <table:table-cell table:style-name="Table6.U2" office:value-type="string">
            <text:p text:style-name="P10"><text:span text:style-name="Strong_20_Emphasis">6</text:span>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7">
            <text:p text:style-name="P9">7</text:p>
          </table:table-cell>
          <table:table-cell table:style-name="Table6.B3" office:value-type="float" office:value="7">
            <text:p text:style-name="P9">7</text:p>
          </table:table-cell>
          <table:table-cell table:style-name="Table6.B3" office:value-type="float" office:value="7">
            <text:p text:style-name="P9">7</text:p>
          </table:table-cell>
          <table:table-cell table:style-name="Table6.B3" office:value-type="float" office:value="7">
            <text:p text:style-name="P9">7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P9">1</text:p>
          </table:table-cell>
          <table:table-cell table:style-name="Table6.B3" office:value-type="float" office:value="1">
            <text:p text:style-name="Table_20_Contents">1</text:p>
          </table:table-cell>
          <table:table-cell table:style-name="Table6.U3" office:value-type="float" office:value="1">
            <text:p text:style-name="Table_20_Contents">1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9"/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P9">2</text:p>
          </table:table-cell>
          <table:table-cell table:style-name="Table6.B3" office:value-type="float" office:value="2">
            <text:p text:style-name="Table_20_Contents">2</text:p>
          </table:table-cell>
          <table:table-cell table:style-name="Table6.U3" office:value-type="float" office:value="2">
            <text:p text:style-name="Table_20_Contents">2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P9">3</text:p>
          </table:table-cell>
          <table:table-cell table:style-name="Table6.B3" office:value-type="float" office:value="3">
            <text:p text:style-name="Table_20_Contents">3</text:p>
          </table:table-cell>
          <table:table-cell table:style-name="Table6.U3" office:value-type="float" office:value="3">
            <text:p text:style-name="Table_20_Contents">3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B3">
            <text:p text:style-name="P9"/>
          </table:table-cell>
          <table:table-cell table:style-name="Table6.B3" office:value-type="float" office:value="4">
            <text:p text:style-name="P9">4</text:p>
          </table:table-cell>
          <table:table-cell table:style-name="Table6.B3" office:value-type="float" office:value="4">
            <text:p text:style-name="P9">4</text:p>
          </table:table-cell>
          <table:table-cell table:style-name="Table6.B3" office:value-type="float" office:value="4">
            <text:p text:style-name="P9">4</text:p>
          </table:table-cell>
          <table:table-cell table:style-name="Table6.B3" office:value-type="float" office:value="5">
            <text:p text:style-name="P9">5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P9">6</text:p>
          </table:table-cell>
          <table:table-cell table:style-name="Table6.B3" office:value-type="float" office:value="6">
            <text:p text:style-name="Table_20_Contents">6</text:p>
          </table:table-cell>
          <table:table-cell table:style-name="Table6.U3" office:value-type="float" office:value="6">
            <text:p text:style-name="Table_20_Contents">6</text:p>
          </table:table-cell>
        </table:table-row>
        <table:table-row>
          <table:table-cell table:style-name="Table6.A2" office:value-type="string">
            <text:p text:style-name="P10">Page Fault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B3" office:value-type="float" office:value="4">
            <text:p text:style-name="P9">4</text:p>
          </table:table-cell>
          <table:table-cell table:style-name="Table6.B3" office:value-type="float" office:value="5">
            <text:p text:style-name="P9">5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B3" office:value-type="float" office:value="1">
            <text:p text:style-name="P9">1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9"/>
          </table:table-cell>
          <table:table-cell table:style-name="Table6.B3" office:value-type="float" office:value="7">
            <text:p text:style-name="P9">7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Table_20_Contents"/>
          </table:table-cell>
          <table:table-cell table:style-name="Table6.U2" office:value-type="string">
            <text:p text:style-name="Table_20_Contents"/>
          </table:table-cell>
        </table:table-row>
      </table:table>
      <text:p text:style-name="Text_20_body"><text:line-break/></text:p>
      <text:p text:style-name="Text_20_body"/>
      <text:p text:style-name="Text_20_body"><text:span text:style-name="T6">Problem 3 </text:span><text:span text:style-name="T7">(40 points)</text:span><text:span text:style-name="T6">. </text:span><text:span text:style-name="T5">Make a program (by using any language you know) that simulates</text:span></text:p>
      <text:list xml:id="list7662061547861935697" text:style-name="L2">
        <text:list-item>
          <text:list>
            <text:list-item>
              <text:p text:style-name="P21">LRU replacement</text:p>
            </text:list-item>
            <text:list-item>
              <text:p text:style-name="P19">FIFO replacement</text:p>
            </text:list-item>
          </text:list>
        </text:list-item>
      </text:list>
      <text:p text:style-name="P12">algorithms. Attach a source code of your program to the answer sheet. </text:p>
      <text:p text:style-name="P12">Solve Problem 2 with the same data by your programs.</text:p>
      <text:p text:style-name="P22"/>
      <text:p text:style-name="P14">[Source Code]</text:p>
      <text:p text:style-name="P14"/>
      <text:p text:style-name="P14">#include &lt;iostream&gt;</text:p>
      <text:p text:style-name="P14">#include &lt;vector&gt;</text:p>
      <text:p text:style-name="P14"/>
      <text:p text:style-name="P14">using namespace std;</text:p>
      <text:p text:style-name="P14"/>
      <text:p text:style-name="P14">class Memory{</text:p>
      <text:p text:style-name="P14"><text:s/>public:</text:p>
      <text:p text:style-name="P14"><text:s text:c="2"/>// Constructor</text:p>
      <text:p text:style-name="P14"><text:s text:c="2"/>Memory(int frame){ this-&gt;frameNum = frame; }</text:p>
      <text:p text:style-name="P14"><text:s text:c="2"/>// Function return the memory holds given page or not</text:p>
      <text:p text:style-name="P14"><text:s text:c="2"/>bool has(int page){</text:p>
      <text:p text:style-name="P14"><text:s text:c="4"/>for(vector&lt;int&gt;::iterator it = pages.begin(); it != pages.end(); it++){</text:p>
      <text:p text:style-name="P14"><text:s text:c="6"/>if(*it == page){</text:p>
      <text:p text:style-name="P14"><text:tab/>//reference the page pointed to 'it'</text:p>
      <text:p text:style-name="P14"><text:tab/>updateReference(page);</text:p>
      <text:p text:style-name="P14"><text:tab/>return true;</text:p>
      <text:p text:style-name="P14"><text:s text:c="6"/>}</text:p>
      <text:p text:style-name="P14"><text:s text:c="4"/>}</text:p>
      <text:p text:style-name="P14"><text:s text:c="4"/>// No such a page in this memory</text:p>
      <text:p text:style-name="P14"><text:s text:c="4"/>return false;</text:p>
      <text:p text:style-name="P14"><text:s text:c="2"/>}</text:p>
      <text:p text:style-name="P14"><text:s text:c="2"/>// Process for control the order of reference</text:p>
      <text:p text:style-name="P14"><text:s text:c="2"/>void updateReference(int page){</text:p>
      <text:p text:style-name="P14"><text:s text:c="4"/>referencedOrder.erase(searchRefOrder(page));</text:p>
      <text:p text:style-name="P14"><text:s text:c="4"/>referencedOrder.push_back(page);</text:p>
      <text:p text:style-name="P14"><text:s text:c="2"/>}</text:p>
      <text:p text:style-name="P14"><text:s text:c="2"/>// Search given page in pages and return the iterator</text:p>
      <text:p text:style-name="P14"><text:s text:c="2"/>vector&lt;int&gt;::iterator searchPage(int page){</text:p>
      <text:p text:style-name="P14"><text:s text:c="4"/>for(vector&lt;int&gt;::iterator it = pages.begin(); it != pages.end(); it++) if(*it == page) return it;</text:p>
      <text:p text:style-name="P14"><text:s text:c="4"/>// if can't find the page, then return end()</text:p>
      <text:p text:style-name="P14"><text:soft-page-break/><text:s text:c="4"/>return pages.end();</text:p>
      <text:p text:style-name="P14"><text:s text:c="2"/>}</text:p>
      <text:p text:style-name="P14"><text:s text:c="2"/>vector&lt;int&gt;::iterator searchInsOrder(int page){</text:p>
      <text:p text:style-name="P14"><text:s text:c="4"/>for(vector&lt;int&gt;::iterator it = insertedOrder.begin(); it != insertedOrder.end(); it++) if(*it == page) return it;</text:p>
      <text:p text:style-name="P14"><text:s text:c="4"/>//if can't find the page, then return end()</text:p>
      <text:p text:style-name="P14"><text:s text:c="4"/>return insertedOrder.end();</text:p>
      <text:p text:style-name="P14"><text:s text:c="2"/>}</text:p>
      <text:p text:style-name="P14"><text:s text:c="2"/>// Search given page in referencedOrder and return the iterator</text:p>
      <text:p text:style-name="P14"><text:s text:c="2"/>vector&lt;int&gt;::iterator searchRefOrder(int page){</text:p>
      <text:p text:style-name="P14"><text:s text:c="4"/>for(vector&lt;int&gt;::iterator it = referencedOrder.begin(); it != referencedOrder.end(); it++) if(*it == page) return it;</text:p>
      <text:p text:style-name="P14"><text:s text:c="4"/>// if can't find the page, then return end()</text:p>
      <text:p text:style-name="P14"><text:s text:c="4"/>return referencedOrder.end();</text:p>
      <text:p text:style-name="P14"><text:s text:c="2"/>}</text:p>
      <text:p text:style-name="P14"><text:s text:c="2"/>// Function return the memory is full or not</text:p>
      <text:p text:style-name="P14"><text:s text:c="2"/>bool isFull(void){</text:p>
      <text:p text:style-name="P14"><text:s text:c="4"/>if(frameNum == dataNum) return true;</text:p>
      <text:p text:style-name="P14"><text:s text:c="4"/>else return false;</text:p>
      <text:p text:style-name="P14"><text:s text:c="2"/>}</text:p>
      <text:p text:style-name="P14"><text:s text:c="2"/>// Insert given data into memory</text:p>
      <text:p text:style-name="P14"><text:s text:c="2"/>bool insertPage(int inNum){</text:p>
      <text:p text:style-name="P14"><text:s text:c="4"/>//if memory is full, the insertion is false</text:p>
      <text:p text:style-name="P14"><text:s text:c="4"/>if(isFull()) return false;</text:p>
      <text:p text:style-name="P14"><text:s text:c="4"/>//insert the page into vector pages</text:p>
      <text:p text:style-name="P14"><text:s text:c="4"/>pages.push_back(inNum);</text:p>
      <text:p text:style-name="P14"><text:s text:c="4"/>insertedOrder.push_back(inNum);</text:p>
      <text:p text:style-name="P14"><text:s text:c="4"/>referencedOrder.push_back(inNum);</text:p>
      <text:p text:style-name="P14"><text:s text:c="4"/>dataNum++;</text:p>
      <text:p text:style-name="P14"><text:s text:c="4"/>return true;</text:p>
      <text:p text:style-name="P14"><text:s text:c="2"/>}</text:p>
      <text:p text:style-name="P14"><text:s text:c="2"/>// delete given data from memory</text:p>
      <text:p text:style-name="P14"><text:s text:c="2"/>bool deletePage(int page){</text:p>
      <text:p text:style-name="P14"><text:s text:c="4"/>pages.erase(searchPage(page));</text:p>
      <text:p text:style-name="P14"><text:s text:c="4"/>insertedOrder.erase(searchInsOrder(page));</text:p>
      <text:p text:style-name="P14"><text:s text:c="4"/>referencedOrder.erase(searchRefOrder(page));</text:p>
      <text:p text:style-name="P14"><text:s text:c="4"/>dataNum--;</text:p>
      <text:p text:style-name="P14"><text:s text:c="4"/>return true;</text:p>
      <text:p text:style-name="P14"><text:s text:c="2"/>}</text:p>
      <text:p text:style-name="P14"><text:s text:c="2"/>// Replace the data in given way(1: LRU replacemement 2: FIFO replacement) </text:p>
      <text:p text:style-name="P14"><text:s text:c="2"/>bool replace(int way, int newPage){</text:p>
      <text:p text:style-name="P14"><text:s text:c="4"/>// Variable for Output</text:p>
      <text:p text:style-name="P14"><text:s text:c="4"/>int temp;</text:p>
      <text:p text:style-name="P14"><text:s text:c="4"/>switch(way){</text:p>
      <text:p text:style-name="P14"><text:s text:c="4"/>case 1: //LRU</text:p>
      <text:p text:style-name="P14"><text:s text:c="6"/>temp = *referencedOrder.begin();</text:p>
      <text:p text:style-name="P14"><text:s text:c="6"/>//Process of LRU</text:p>
      <text:p text:style-name="P14"><text:s text:c="6"/>if(!deletePage(temp)) break;</text:p>
      <text:p text:style-name="P14"><text:s text:c="6"/>if(!insertPage(newPage)) break;</text:p>
      <text:p text:style-name="P14"><text:s text:c="6"/>//Process for Output</text:p>
      <text:p text:style-name="P14"><text:s text:c="6"/>show();</text:p>
      <text:p text:style-name="P14"><text:s text:c="6"/>cout &lt;&lt; "\t" &lt;&lt; temp;</text:p>
      <text:p text:style-name="P14"><text:s text:c="6"/>return true;</text:p>
      <text:p text:style-name="P14"><text:s text:c="4"/>case 2: //FIFO</text:p>
      <text:p text:style-name="P14"><text:soft-page-break/><text:s text:c="6"/>temp = *insertedOrder.begin();</text:p>
      <text:p text:style-name="P14"><text:s text:c="6"/>//Process of FIFO</text:p>
      <text:p text:style-name="P14"><text:s text:c="6"/>if(!deletePage(temp)) break;</text:p>
      <text:p text:style-name="P14"><text:s text:c="6"/>if(!insertPage(newPage)) break;</text:p>
      <text:p text:style-name="P14"><text:s text:c="6"/>//Process for Output</text:p>
      <text:p text:style-name="P14"><text:s text:c="6"/>show();</text:p>
      <text:p text:style-name="P14"><text:s text:c="6"/>cout &lt;&lt; "\t" &lt;&lt; temp;</text:p>
      <text:p text:style-name="P14"><text:s text:c="6"/>return true;</text:p>
      <text:p text:style-name="P14"><text:s text:c="4"/>default:</text:p>
      <text:p text:style-name="P14"><text:s text:c="6"/>break;</text:p>
      <text:p text:style-name="P14"><text:s text:c="4"/>}</text:p>
      <text:p text:style-name="P14"><text:s text:c="4"/>return false;</text:p>
      <text:p text:style-name="P14"><text:s text:c="2"/>}</text:p>
      <text:p text:style-name="P14"><text:s text:c="2"/>// Output the contents of this memory</text:p>
      <text:p text:style-name="P14"><text:s text:c="2"/>void show(){</text:p>
      <text:p text:style-name="P14"><text:s text:c="4"/>for(vector&lt;int&gt;::iterator it = pages.begin(); it != pages.end(); it++) cout &lt;&lt; *it &lt;&lt; "\t";</text:p>
      <text:p text:style-name="P14"><text:s text:c="2"/>}</text:p>
      <text:p text:style-name="P14"><text:s/>private:</text:p>
      <text:p text:style-name="P14"><text:s text:c="2"/>// Given frame number of this memory</text:p>
      <text:p text:style-name="P14"><text:s text:c="2"/>int frameNum;</text:p>
      <text:p text:style-name="P14"><text:s text:c="2"/>// The number of data actually in this memory</text:p>
      <text:p text:style-name="P14"><text:s text:c="2"/>int dataNum;</text:p>
      <text:p text:style-name="P14"><text:s text:c="2"/>// Vector for control the order of insertion</text:p>
      <text:p text:style-name="P14"><text:s text:c="2"/>vector&lt;int&gt; insertedOrder;</text:p>
      <text:p text:style-name="P14"><text:s text:c="2"/>// Vector for control the order of reference</text:p>
      <text:p text:style-name="P14"><text:s text:c="2"/>vector&lt;int&gt; referencedOrder;</text:p>
      <text:p text:style-name="P14"><text:s text:c="2"/>// Vector for store given data</text:p>
      <text:p text:style-name="P14"><text:s text:c="2"/>vector&lt;int&gt; pages;</text:p>
      <text:p text:style-name="P14">};</text:p>
      <text:p text:style-name="P14"/>
      <text:p text:style-name="P14">int main(){</text:p>
      <text:p text:style-name="P14"><text:s text:c="2"/>/*use std::vector (one of STL containers) to store inputted data string*/</text:p>
      <text:p text:style-name="P14"><text:s text:c="2"/>vector&lt;int&gt; data;</text:p>
      <text:p text:style-name="P14"><text:s text:c="2"/>/*store the number of frames*/</text:p>
      <text:p text:style-name="P14"><text:s text:c="2"/>int frame;</text:p>
      <text:p text:style-name="P14"><text:s text:c="2"/>/*keep the way of algorithm for replacement*/</text:p>
      <text:p text:style-name="P14"><text:s text:c="2"/>int way;</text:p>
      <text:p text:style-name="P14"/>
      <text:p text:style-name="P14"><text:s text:c="2"/>cout &lt;&lt; "Replacement Algorithm Simulation" &lt;&lt; endl;</text:p>
      <text:p text:style-name="P14"/>
      <text:p text:style-name="P14"><text:s text:c="2"/>cout &lt;&lt; "Please enter the number of frames: ";</text:p>
      <text:p text:style-name="P14"><text:s text:c="2"/>cin &gt;&gt; frame;</text:p>
      <text:p text:style-name="P14"/>
      <text:p text:style-name="P14"><text:s text:c="2"/>cout &lt;&lt; "Which algorithm you like to use? (1: LRU replacement 2: FIFO replacement): ";</text:p>
      <text:p text:style-name="P14"><text:s text:c="2"/>cin &gt;&gt; way;</text:p>
      <text:p text:style-name="P14"><text:s text:c="2"/></text:p>
      <text:p text:style-name="P14"><text:s text:c="2"/>/*store inputted data temporary*/</text:p>
      <text:p text:style-name="P14"><text:s text:c="2"/>int input;</text:p>
      <text:p text:style-name="P14"><text:s text:c="2"/></text:p>
      <text:p text:style-name="P14"><text:s text:c="2"/>cout &lt;&lt; "Please enter the page reference string: ";</text:p>
      <text:p text:style-name="P14"><text:s text:c="2"/>while(cin &gt;&gt; input){</text:p>
      <text:p text:style-name="P14"><text:s text:c="4"/>/*store inputted data in data vector*/</text:p>
      <text:p text:style-name="P14"><text:s text:c="4"/>data.push_back(input);</text:p>
      <text:p text:style-name="P14"><text:s text:c="2"/>}</text:p>
      <text:p text:style-name="P14"><text:soft-page-break/></text:p>
      <text:p text:style-name="P14"><text:s text:c="2"/>// Part for output</text:p>
      <text:p text:style-name="P14"><text:s text:c="2"/>switch(way){case 1: cout &lt;&lt; "LRU \t\t"; break; case 2: cout &lt;&lt; "FIFO \t\t"; break; default: break;}</text:p>
      <text:p text:style-name="P14"><text:s text:c="2"/>cout &lt;&lt; "Memory(frame = " &lt;&lt; frame &lt;&lt; ")";</text:p>
      <text:p text:style-name="P14"><text:s text:c="2"/>for(int i = 1; i &lt; frame; i++) cout &lt;&lt; "\t";</text:p>
      <text:p text:style-name="P14"><text:s text:c="2"/>cout &lt;&lt; "Page Fault" &lt;&lt; endl;</text:p>
      <text:p text:style-name="P14"/>
      <text:p text:style-name="P14"><text:s text:c="2"/>/*make Memory object and start the simulation*/ <text:s/></text:p>
      <text:p text:style-name="P14"><text:s text:c="2"/>Memory *memory = new Memory(frame);</text:p>
      <text:p text:style-name="P14"><text:s text:c="2"/></text:p>
      <text:p text:style-name="P14"><text:s text:c="2"/>for(vector&lt;int&gt;::iterator it = data.begin(); it != data.end(); it++){</text:p>
      <text:p text:style-name="P14"><text:s text:c="4"/>cout &lt;&lt; *it &lt;&lt; "\t\t";</text:p>
      <text:p text:style-name="P14"><text:s text:c="4"/>// Whether can find the page in memory or not</text:p>
      <text:p text:style-name="P14"><text:s text:c="4"/>if(!memory-&gt;has(*it)){</text:p>
      <text:p text:style-name="P14"><text:s text:c="6"/>// If the data isn't in the memory</text:p>
      <text:p text:style-name="P14"><text:s text:c="6"/>// Whether the memory is full or not (I can insert more page?)</text:p>
      <text:p text:style-name="P14"><text:s text:c="6"/>if(memory-&gt;isFull()){</text:p>
      <text:p text:style-name="P14"><text:tab/>// Memory is full (It doesn't have space anymore)</text:p>
      <text:p text:style-name="P14"><text:tab/>if(!memory-&gt;replace(way, *it)){</text:p>
      <text:p text:style-name="P14"><text:tab/> <text:s/>cout &lt;&lt; "Something wrong...(under isFull) Page: " &lt;&lt; *it &lt;&lt; endl;</text:p>
      <text:p text:style-name="P14"><text:tab/> <text:s/>break;</text:p>
      <text:p text:style-name="P14"><text:tab/>}</text:p>
      <text:p text:style-name="P14"><text:s text:c="6"/>}</text:p>
      <text:p text:style-name="P14"><text:s text:c="6"/>else{</text:p>
      <text:p text:style-name="P14"><text:tab/>// Memory is still not full (It has more space)</text:p>
      <text:p text:style-name="P14"><text:tab/>if(!memory-&gt;insertPage(*it)){</text:p>
      <text:p text:style-name="P14"><text:tab/> <text:s/>cout &lt;&lt; "Something wrong...(under has) Page: " &lt;&lt; *it &lt;&lt; endl;</text:p>
      <text:p text:style-name="P14"><text:tab/> <text:s/>break;</text:p>
      <text:p text:style-name="P14"><text:tab/>}</text:p>
      <text:p text:style-name="P14"><text:tab/>memory-&gt;show();</text:p>
      <text:p text:style-name="P14"><text:s text:c="6"/>}</text:p>
      <text:p text:style-name="P14"><text:s text:c="4"/>}</text:p>
      <text:p text:style-name="P14"><text:s text:c="4"/>else{</text:p>
      <text:p text:style-name="P14"><text:s text:c="6"/>// If it's already in the memory, don't do anything</text:p>
      <text:p text:style-name="P14"><text:s text:c="6"/>memory-&gt;show();</text:p>
      <text:p text:style-name="P14"><text:s text:c="4"/>}</text:p>
      <text:p text:style-name="P14"><text:s text:c="4"/>cout &lt;&lt; endl;</text:p>
      <text:p text:style-name="P14"><text:s text:c="2"/>}</text:p>
      <text:p text:style-name="P14"><text:s text:c="2"/></text:p>
      <text:p text:style-name="P14"><text:s text:c="2"/>return 0;</text:p>
      <text:p text:style-name="P14">}</text:p>
      <text:p text:style-name="P14"/>
      <text:p text:style-name="P14"/>
      <text:p text:style-name="P14"/>
      <text:p text:style-name="P14">[Output]</text:p>
      <text:p text:style-name="P15">std6dc39{s1240234}295: g++ algorithmSimulation.cc</text:p>
      <text:p text:style-name="P15">std6dc39{s1240234}297: ./a.out</text:p>
      <text:p text:style-name="P16">Replacement Algorithm Simulation</text:p>
      <text:p text:style-name="P16">Please enter the number of frames: 3</text:p>
      <text:p text:style-name="P16">Which algorithm you like to use? (1: LRU replacement 2: FIFO replacement): 1</text:p>
      <text:p text:style-name="P16">Please enter the page reference string: 1 2 3 4 2 1 5 6 2 1 2 3 7 6 3 2 1 2 3 6</text:p>
      <text:p text:style-name="P16">LRU <text:tab/><text:tab/>Memory(frame = 3)<text:tab/>Page Fault</text:p>
      <text:p text:style-name="P16">1<text:tab/><text:tab/>1<text:tab/></text:p>
      <text:p text:style-name="P16"><text:soft-page-break/>2<text:tab/><text:tab/>1<text:tab/>2<text:tab/></text:p>
      <text:p text:style-name="P16">3<text:tab/><text:tab/>1<text:tab/>2<text:tab/>3<text:tab/></text:p>
      <text:p text:style-name="P16">4<text:tab/><text:tab/>2<text:tab/>3<text:tab/>4<text:tab/><text:tab/>1</text:p>
      <text:p text:style-name="P16">2<text:tab/><text:tab/>2<text:tab/>3<text:tab/>4<text:tab/></text:p>
      <text:p text:style-name="P16">1<text:tab/><text:tab/>2<text:tab/>4<text:tab/>1<text:tab/><text:tab/>3</text:p>
      <text:p text:style-name="P16">5<text:tab/><text:tab/>2<text:tab/>1<text:tab/>5<text:tab/><text:tab/>4</text:p>
      <text:p text:style-name="P16">6<text:tab/><text:tab/>1<text:tab/>5<text:tab/>6<text:tab/><text:tab/>2</text:p>
      <text:p text:style-name="P16">2<text:tab/><text:tab/>5<text:tab/>6<text:tab/>2<text:tab/><text:tab/>1</text:p>
      <text:p text:style-name="P16">1<text:tab/><text:tab/>6<text:tab/>2<text:tab/>1<text:tab/><text:tab/>5</text:p>
      <text:p text:style-name="P16">2<text:tab/><text:tab/>6<text:tab/>2<text:tab/>1<text:tab/></text:p>
      <text:p text:style-name="P16">3<text:tab/><text:tab/>2<text:tab/>1<text:tab/>3<text:tab/><text:tab/>6</text:p>
      <text:p text:style-name="P16">7<text:tab/><text:tab/>2<text:tab/>3<text:tab/>7<text:tab/><text:tab/>1</text:p>
      <text:p text:style-name="P16">6<text:tab/><text:tab/>3<text:tab/>7<text:tab/>6<text:tab/><text:tab/>2</text:p>
      <text:p text:style-name="P16">3<text:tab/><text:tab/>3<text:tab/>7<text:tab/>6<text:tab/></text:p>
      <text:p text:style-name="P16">2<text:tab/><text:tab/>3<text:tab/>6<text:tab/>2<text:tab/><text:tab/>7</text:p>
      <text:p text:style-name="P16">1<text:tab/><text:tab/>3<text:tab/>2<text:tab/>1<text:tab/><text:tab/>6</text:p>
      <text:p text:style-name="P16">2<text:tab/><text:tab/>3<text:tab/>2<text:tab/>1<text:tab/></text:p>
      <text:p text:style-name="P16">3<text:tab/><text:tab/>3<text:tab/>2<text:tab/>1<text:tab/></text:p>
      <text:p text:style-name="P16">6<text:tab/><text:tab/>3<text:tab/>2<text:tab/>6<text:tab/><text:tab/>1</text:p>
      <text:p text:style-name="P15">std6dc39{s1240234}328: ./a.out</text:p>
      <text:p text:style-name="P16">Replacement Algorithm Simulation</text:p>
      <text:p text:style-name="P16">Please enter the number of frames: 3</text:p>
      <text:p text:style-name="P16">Which algorithm you like to use? (1: LRU replacement 2: FIFO replacement): 2</text:p>
      <text:p text:style-name="P16">Please enter the page reference string: <text:s/>1 2 3 4 2 1 5 6 2 1 2 3 7 6 3 2 1 2 3 6</text:p>
      <text:p text:style-name="P16">FIFO <text:tab/>Memory(frame = 3)<text:tab/>Page Fault</text:p>
      <text:p text:style-name="P16">1<text:tab/><text:tab/>1<text:tab/></text:p>
      <text:p text:style-name="P16">2<text:tab/><text:tab/>1<text:tab/>2<text:tab/></text:p>
      <text:p text:style-name="P16">3<text:tab/><text:tab/>1<text:tab/>2<text:tab/>3<text:tab/></text:p>
      <text:p text:style-name="P16">4<text:tab/><text:tab/>2<text:tab/>3<text:tab/>4<text:tab/><text:tab/>1</text:p>
      <text:p text:style-name="P16">2<text:tab/><text:tab/>2<text:tab/>3<text:tab/>4<text:tab/></text:p>
      <text:p text:style-name="P16">1<text:tab/><text:tab/>3<text:tab/>4<text:tab/>1<text:tab/><text:tab/>2</text:p>
      <text:p text:style-name="P16">5<text:tab/><text:tab/>4<text:tab/>1<text:tab/>5<text:tab/><text:tab/>3</text:p>
      <text:p text:style-name="P16">6<text:tab/><text:tab/>1<text:tab/>5<text:tab/>6<text:tab/><text:tab/>4</text:p>
      <text:p text:style-name="P16">2<text:tab/><text:tab/>5<text:tab/>6<text:tab/>2<text:tab/><text:tab/>1</text:p>
      <text:p text:style-name="P16">1<text:tab/><text:tab/>6<text:tab/>2<text:tab/>1<text:tab/><text:tab/>5</text:p>
      <text:p text:style-name="P16">2<text:tab/><text:tab/>6<text:tab/>2<text:tab/>1<text:tab/></text:p>
      <text:p text:style-name="P16">3<text:tab/><text:tab/>2<text:tab/>1<text:tab/>3<text:tab/><text:tab/>6</text:p>
      <text:p text:style-name="P16">7<text:tab/><text:tab/>1<text:tab/>3<text:tab/>7<text:tab/><text:tab/>2</text:p>
      <text:p text:style-name="P16">6<text:tab/><text:tab/>3<text:tab/>7<text:tab/>6<text:tab/><text:tab/>1</text:p>
      <text:p text:style-name="P16">3<text:tab/><text:tab/>3<text:tab/>7<text:tab/>6<text:tab/></text:p>
      <text:p text:style-name="P16">2<text:tab/><text:tab/>7<text:tab/>6<text:tab/>2<text:tab/><text:tab/>3</text:p>
      <text:p text:style-name="P16">1<text:tab/><text:tab/>6<text:tab/>2<text:tab/>1<text:tab/><text:tab/>7</text:p>
      <text:p text:style-name="P16">2<text:tab/><text:tab/>6<text:tab/>2<text:tab/>1<text:tab/></text:p>
      <text:p text:style-name="P16">3<text:tab/><text:tab/>2<text:tab/>1<text:tab/>3<text:tab/><text:tab/>6</text:p>
      <text:p text:style-name="P16">6<text:tab/><text:tab/>1<text:tab/>3<text:tab/>6<text:tab/><text:tab/>2</text:p>
      <text:p text:style-name="P15">std6dc39{s1240234}409: ./a.out</text:p>
      <text:p text:style-name="P16">Replacement Algorithm Simulation</text:p>
      <text:p text:style-name="P16">Please enter the number of frames: 4</text:p>
      <text:p text:style-name="P16">Which algorithm you like to use? (1: LRU replacement 2: FIFO replacement): 1</text:p>
      <text:p text:style-name="P16"><text:soft-page-break/>Please enter the page reference string: 1 2 3 4 2 1 5 6 2 1 2 3 7 6 3 2 1 2 3 6</text:p>
      <text:p text:style-name="P16">LRU <text:tab/><text:tab/>Memory(frame = 4)<text:tab/><text:tab/>Page Fault</text:p>
      <text:p text:style-name="P16">1<text:tab/><text:tab/>1<text:tab/></text:p>
      <text:p text:style-name="P16">2<text:tab/><text:tab/>1<text:tab/>2<text:tab/></text:p>
      <text:p text:style-name="P16">3<text:tab/><text:tab/>1<text:tab/>2<text:tab/>3<text:tab/></text:p>
      <text:p text:style-name="P16">4<text:tab/><text:tab/>1<text:tab/>2<text:tab/>3<text:tab/>4<text:tab/></text:p>
      <text:p text:style-name="P16">2<text:tab/><text:tab/>1<text:tab/>2<text:tab/>3<text:tab/>4<text:tab/></text:p>
      <text:p text:style-name="P16">1<text:tab/><text:tab/>1<text:tab/>2<text:tab/>3<text:tab/>4<text:tab/></text:p>
      <text:p text:style-name="P16">5<text:tab/><text:tab/>1<text:tab/>2<text:tab/>4<text:tab/>5<text:tab/><text:tab/>3</text:p>
      <text:p text:style-name="P16">6<text:tab/><text:tab/>1<text:tab/>2<text:tab/>5<text:tab/>6<text:tab/><text:tab/>4</text:p>
      <text:p text:style-name="P16">2<text:tab/><text:tab/>1<text:tab/>2<text:tab/>5<text:tab/>6<text:tab/></text:p>
      <text:p text:style-name="P16">1<text:tab/><text:tab/>1<text:tab/>2<text:tab/>5<text:tab/>6<text:tab/></text:p>
      <text:p text:style-name="P16">2<text:tab/><text:tab/>1<text:tab/>2<text:tab/>5<text:tab/>6<text:tab/></text:p>
      <text:p text:style-name="P16">3<text:tab/><text:tab/>1<text:tab/>2<text:tab/>6<text:tab/>3<text:tab/><text:tab/>5</text:p>
      <text:p text:style-name="P16">7<text:tab/><text:tab/>1<text:tab/>2<text:tab/>3<text:tab/>7<text:tab/><text:tab/>6</text:p>
      <text:p text:style-name="P16">6<text:tab/><text:tab/>2<text:tab/>3<text:tab/>7<text:tab/>6<text:tab/><text:tab/>1</text:p>
      <text:p text:style-name="P16">3<text:tab/><text:tab/>2<text:tab/>3<text:tab/>7<text:tab/>6<text:tab/></text:p>
      <text:p text:style-name="P16">2<text:tab/><text:tab/>2<text:tab/>3<text:tab/>7<text:tab/>6<text:tab/></text:p>
      <text:p text:style-name="P16">1<text:tab/><text:tab/>2<text:tab/>3<text:tab/>6<text:tab/>1<text:tab/><text:tab/>7</text:p>
      <text:p text:style-name="P16">2<text:tab/><text:tab/>2<text:tab/>3<text:tab/>6<text:tab/>1<text:tab/></text:p>
      <text:p text:style-name="P16">3<text:tab/><text:tab/>2<text:tab/>3<text:tab/>6<text:tab/>1<text:tab/></text:p>
      <text:p text:style-name="P16">6<text:tab/><text:tab/>2<text:tab/>3<text:tab/>6<text:tab/>1<text:tab/></text:p>
      <text:p text:style-name="P15">std6dc39{s1240234}411: ./a.out</text:p>
      <text:p text:style-name="P16">Replacement Algorithm Simulation</text:p>
      <text:p text:style-name="P16">Please enter the number of frames: 4</text:p>
      <text:p text:style-name="P16">Which algorithm you like to use? (1: LRU replacement 2: FIFO replacement): 2</text:p>
      <text:p text:style-name="P16">Please enter the page reference string: 1 2 3 4 2 1 5 6 2 1 2 3 7 6 3 2 1 2 3 6</text:p>
      <text:p text:style-name="P16">FIFO <text:tab/>Memory(frame = 4)<text:tab/><text:tab/>Page Fault</text:p>
      <text:p text:style-name="P16">1<text:tab/><text:tab/>1<text:tab/></text:p>
      <text:p text:style-name="P16">2<text:tab/><text:tab/>1<text:tab/>2<text:tab/></text:p>
      <text:p text:style-name="P16">3<text:tab/><text:tab/>1<text:tab/>2<text:tab/>3<text:tab/></text:p>
      <text:p text:style-name="P16">4<text:tab/><text:tab/>1<text:tab/>2<text:tab/>3<text:tab/>4<text:tab/></text:p>
      <text:p text:style-name="P16">2<text:tab/><text:tab/>1<text:tab/>2<text:tab/>3<text:tab/>4<text:tab/></text:p>
      <text:p text:style-name="P16">1<text:tab/><text:tab/>1<text:tab/>2<text:tab/>3<text:tab/>4<text:tab/></text:p>
      <text:p text:style-name="P16">5<text:tab/><text:tab/>2<text:tab/>3<text:tab/>4<text:tab/>5<text:tab/><text:tab/>1</text:p>
      <text:p text:style-name="P16">6<text:tab/><text:tab/>3<text:tab/>4<text:tab/>5<text:tab/>6<text:tab/><text:tab/>2</text:p>
      <text:p text:style-name="P16">2<text:tab/><text:tab/>4<text:tab/>5<text:tab/>6<text:tab/>2<text:tab/><text:tab/>3</text:p>
      <text:p text:style-name="P16">1<text:tab/><text:tab/>5<text:tab/>6<text:tab/>2<text:tab/>1<text:tab/><text:tab/>4</text:p>
      <text:p text:style-name="P16">2<text:tab/><text:tab/>5<text:tab/>6<text:tab/>2<text:tab/>1<text:tab/></text:p>
      <text:p text:style-name="P16">3<text:tab/><text:tab/>6<text:tab/>2<text:tab/>1<text:tab/>3<text:tab/><text:tab/>5</text:p>
      <text:p text:style-name="P16">7<text:tab/><text:tab/>2<text:tab/>1<text:tab/>3<text:tab/>7<text:tab/><text:tab/>6</text:p>
      <text:p text:style-name="P16">6<text:tab/><text:tab/>1<text:tab/>3<text:tab/>7<text:tab/>6<text:tab/><text:tab/>2</text:p>
      <text:p text:style-name="P16">3<text:tab/><text:tab/>1<text:tab/>3<text:tab/>7<text:tab/>6<text:tab/></text:p>
      <text:p text:style-name="P16">2<text:tab/><text:tab/>3<text:tab/>7<text:tab/>6<text:tab/>2<text:tab/><text:tab/>1</text:p>
      <text:p text:style-name="P16">1<text:tab/><text:tab/>7<text:tab/>6<text:tab/>2<text:tab/>1<text:tab/><text:tab/>3</text:p>
      <text:p text:style-name="P16">2<text:tab/><text:tab/>7<text:tab/>6<text:tab/>2<text:tab/>1<text:tab/></text:p>
      <text:p text:style-name="P16">3<text:tab/><text:tab/>6<text:tab/>2<text:tab/>1<text:tab/>3<text:tab/><text:tab/>7</text:p>
      <text:p text:style-name="P16">6<text:tab/><text:tab/>6<text:tab/>2<text:tab/>1<text:tab/>3<text:tab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mitry </meta:initial-creator>
    <meta:creation-date>2009-11-25T00:10:54</meta:creation-date>
    <dc:date>2017-12-09T20:03:20</dc:date>
    <dc:language>en-US</dc:language>
    <meta:editing-cycles>16</meta:editing-cycles>
    <meta:editing-duration>PT10H26M56S</meta:editing-duration>
    <dc:creator>Yuta Nemoto</dc:creator>
    <meta:document-statistic meta:table-count="6" meta:image-count="0" meta:object-count="0" meta:page-count="8" meta:paragraph-count="884" meta:word-count="2293" meta:character-count="9965"/>
    <meta:user-defined meta:name="Info 1"/>
    <meta:user-defined meta:name="Info 2"/>
    <meta:user-defined meta:name="Info 3"/>
    <meta:user-defined meta:name="Info 4"/>
  </office:meta>
</office:document-meta>
</file>